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3" office:value-type="string" calcext:value-type="string">
            <text:p>Midterm Grade 3</text:p>
          </table:table-cell>
          <table:table-cell table:style-name="ce3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table:formula="of:=AVERAGE([.B3:.H3])" office:value-type="float" office:value="71.8071428571429" calcext:value-type="float">
            <text:p>71.8071428571</text:p>
          </table:table-cell>
          <table:table-cell table:formula="of:=[.I3]" office:value-type="float" office:value="71.8071428571429" calcext:value-type="float">
            <text:p>71.8071428571</text:p>
          </table:table-cell>
          <table:table-cell table:formula="of:=[.J3]" office:value-type="float" office:value="71.8071428571429" calcext:value-type="float">
            <text:p>71.8071428571</text:p>
          </table:table-cell>
          <table:table-cell table:formula="of:=[.K3]" office:value-type="float" office:value="71.8071428571429" calcext:value-type="float">
            <text:p>71.8071428571</text:p>
          </table:table-cell>
          <table:table-cell table:formula="of:=[.L3]" office:value-type="float" office:value="71.8071428571429" calcext:value-type="float">
            <text:p>71.8071428571</text:p>
          </table:table-cell>
          <table:table-cell table:formula="of:=[.M3]" office:value-type="float" office:value="71.8071428571429" calcext:value-type="float">
            <text:p>71.8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[.P3]" office:value-type="float" office:value="0.708333333333333" calcext:value-type="float">
            <text:p>0.7083333333</text:p>
          </table:table-cell>
          <table:table-cell table:formula="of:=[.Q3]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708333333333333" calcext:value-type="float">
            <text:p>0.70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/100+[.O3]*0.1+[.P3]*0.1+[.Q3]*0.1+[.R3]*0.1+[.S3]*0.1+[.T3]*0.15+AVERAGE([.U3:.AG3])*0.15" office:value-type="float" office:value="0.767364285714286" calcext:value-type="float">
            <text:p>0.7673642857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table:formula="of:=AVERAGE([.B4:.H4])" office:value-type="float" office:value="86.6357142857143" calcext:value-type="float">
            <text:p>86.6357142857</text:p>
          </table:table-cell>
          <table:table-cell table:formula="of:=[.I4]" office:value-type="float" office:value="86.6357142857143" calcext:value-type="float">
            <text:p>86.6357142857</text:p>
          </table:table-cell>
          <table:table-cell table:formula="of:=[.J4]" office:value-type="float" office:value="86.6357142857143" calcext:value-type="float">
            <text:p>86.6357142857</text:p>
          </table:table-cell>
          <table:table-cell table:formula="of:=[.K4]" office:value-type="float" office:value="86.6357142857143" calcext:value-type="float">
            <text:p>86.6357142857</text:p>
          </table:table-cell>
          <table:table-cell table:formula="of:=[.L4]" office:value-type="float" office:value="86.6357142857143" calcext:value-type="float">
            <text:p>86.6357142857</text:p>
          </table:table-cell>
          <table:table-cell table:formula="of:=[.M4]" office:value-type="float" office:value="86.6357142857143" calcext:value-type="float">
            <text:p>86.635714285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[.P4]" office:value-type="float" office:value="0.958333333333333" calcext:value-type="float">
            <text:p>0.9583333333</text:p>
          </table:table-cell>
          <table:table-cell table:formula="of:=[.Q4]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/100+[.O4]*0.1+[.P4]*0.1+[.Q4]*0.1+[.R4]*0.1+[.S4]*0.1+[.T4]*0.15+AVERAGE([.U4:.AG4])*0.15" office:value-type="float" office:value="0.944521428571429" calcext:value-type="float">
            <text:p>0.9445214286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table:formula="of:=AVERAGE([.B5:.H5])" office:value-type="float" office:value="91.4114285714286" calcext:value-type="float">
            <text:p>91.4114285714</text:p>
          </table:table-cell>
          <table:table-cell table:formula="of:=[.I5]" office:value-type="float" office:value="91.4114285714286" calcext:value-type="float">
            <text:p>91.4114285714</text:p>
          </table:table-cell>
          <table:table-cell table:formula="of:=[.J5]" office:value-type="float" office:value="91.4114285714286" calcext:value-type="float">
            <text:p>91.4114285714</text:p>
          </table:table-cell>
          <table:table-cell table:formula="of:=[.K5]" office:value-type="float" office:value="91.4114285714286" calcext:value-type="float">
            <text:p>91.4114285714</text:p>
          </table:table-cell>
          <table:table-cell table:formula="of:=[.L5]" office:value-type="float" office:value="91.4114285714286" calcext:value-type="float">
            <text:p>91.4114285714</text:p>
          </table:table-cell>
          <table:table-cell table:formula="of:=[.M5]" office:value-type="float" office:value="91.4114285714286" calcext:value-type="float">
            <text:p>91.41142857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[.P5]" office:value-type="float" office:value="0.770833333333333" calcext:value-type="float">
            <text:p>0.7708333333</text:p>
          </table:table-cell>
          <table:table-cell table:formula="of:=[.Q5]" office:value-type="float" office:value="0.770833333333333" calcext:value-type="float">
            <text:p>0.7708333333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770833333333333" calcext:value-type="float">
            <text:p>0.7708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/100+[.O5]*0.1+[.P5]*0.1+[.Q5]*0.1+[.R5]*0.1+[.S5]*0.1+[.T5]*0.15+AVERAGE([.U5:.AG5])*0.15" office:value-type="float" office:value="0.844697857142857" calcext:value-type="float">
            <text:p>0.8446978571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table:formula="of:=AVERAGE([.B6:.H6])" office:value-type="float" office:value="84.1985714285714" calcext:value-type="float">
            <text:p>84.1985714286</text:p>
          </table:table-cell>
          <table:table-cell table:formula="of:=[.I6]" office:value-type="float" office:value="84.1985714285714" calcext:value-type="float">
            <text:p>84.1985714286</text:p>
          </table:table-cell>
          <table:table-cell table:formula="of:=[.J6]" office:value-type="float" office:value="84.1985714285714" calcext:value-type="float">
            <text:p>84.1985714286</text:p>
          </table:table-cell>
          <table:table-cell table:formula="of:=[.K6]" office:value-type="float" office:value="84.1985714285714" calcext:value-type="float">
            <text:p>84.1985714286</text:p>
          </table:table-cell>
          <table:table-cell table:formula="of:=[.L6]" office:value-type="float" office:value="84.1985714285714" calcext:value-type="float">
            <text:p>84.1985714286</text:p>
          </table:table-cell>
          <table:table-cell table:formula="of:=[.M6]" office:value-type="float" office:value="84.1985714285714" calcext:value-type="float">
            <text:p>84.19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[.P6]" office:value-type="float" office:value="0.833333333333333" calcext:value-type="float">
            <text:p>0.8333333333</text:p>
          </table:table-cell>
          <table:table-cell table:formula="of:=[.Q6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/100+[.O6]*0.1+[.P6]*0.1+[.Q6]*0.1+[.R6]*0.1+[.S6]*0.1+[.T6]*0.15+AVERAGE([.U6:.AG6])*0.15" office:value-type="float" office:value="0.803397142857143" calcext:value-type="float">
            <text:p>0.8033971429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table:formula="of:=AVERAGE([.B7:.H7])" office:value-type="float" office:value="76.6614285714286" calcext:value-type="float">
            <text:p>76.6614285714</text:p>
          </table:table-cell>
          <table:table-cell table:formula="of:=[.I7]" office:value-type="float" office:value="76.6614285714286" calcext:value-type="float">
            <text:p>76.6614285714</text:p>
          </table:table-cell>
          <table:table-cell table:formula="of:=[.J7]" office:value-type="float" office:value="76.6614285714286" calcext:value-type="float">
            <text:p>76.6614285714</text:p>
          </table:table-cell>
          <table:table-cell table:formula="of:=[.K7]" office:value-type="float" office:value="76.6614285714286" calcext:value-type="float">
            <text:p>76.6614285714</text:p>
          </table:table-cell>
          <table:table-cell table:formula="of:=[.L7]" office:value-type="float" office:value="76.6614285714286" calcext:value-type="float">
            <text:p>76.6614285714</text:p>
          </table:table-cell>
          <table:table-cell table:formula="of:=[.M7]" office:value-type="float" office:value="76.6614285714286" calcext:value-type="float">
            <text:p>76.66142857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[.P7]" office:value-type="float" office:value="0.75" calcext:value-type="float">
            <text:p>0.75</text:p>
          </table:table-cell>
          <table:table-cell table:formula="of:=[.Q7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/100+[.O7]*0.1+[.P7]*0.1+[.Q7]*0.1+[.R7]*0.1+[.S7]*0.1+[.T7]*0.15+AVERAGE([.U7:.AG7])*0.15" office:value-type="float" office:value="0.805822857142857" calcext:value-type="float">
            <text:p>0.8058228571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VERAGE([.B8:.H8])" office:value-type="float" office:value="52.0142857142857" calcext:value-type="float">
            <text:p>52.0142857143</text:p>
          </table:table-cell>
          <table:table-cell table:formula="of:=[.I8]" office:value-type="float" office:value="52.0142857142857" calcext:value-type="float">
            <text:p>52.0142857143</text:p>
          </table:table-cell>
          <table:table-cell table:formula="of:=[.J8]" office:value-type="float" office:value="52.0142857142857" calcext:value-type="float">
            <text:p>52.0142857143</text:p>
          </table:table-cell>
          <table:table-cell table:formula="of:=[.K8]" office:value-type="float" office:value="52.0142857142857" calcext:value-type="float">
            <text:p>52.0142857143</text:p>
          </table:table-cell>
          <table:table-cell table:formula="of:=[.L8]" office:value-type="float" office:value="52.0142857142857" calcext:value-type="float">
            <text:p>52.0142857143</text:p>
          </table:table-cell>
          <table:table-cell table:formula="of:=[.M8]" office:value-type="float" office:value="52.0142857142857" calcext:value-type="float">
            <text:p>52.01428571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[.P8]" office:value-type="float" office:value="0.916666666666667" calcext:value-type="float">
            <text:p>0.9166666667</text:p>
          </table:table-cell>
          <table:table-cell table:formula="of:=[.Q8]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/100+[.O8]*0.1+[.P8]*0.1+[.Q8]*0.1+[.R8]*0.1+[.S8]*0.1+[.T8]*0.15+AVERAGE([.U8:.AG8])*0.15" office:value-type="float" office:value="0.831528571428571" calcext:value-type="float">
            <text:p>0.831528571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table:formula="of:=AVERAGE([.B9:.H9])" office:value-type="float" office:value="90.4442857142857" calcext:value-type="float">
            <text:p>90.4442857143</text:p>
          </table:table-cell>
          <table:table-cell table:formula="of:=[.I9]" office:value-type="float" office:value="90.4442857142857" calcext:value-type="float">
            <text:p>90.4442857143</text:p>
          </table:table-cell>
          <table:table-cell table:formula="of:=[.J9]" office:value-type="float" office:value="90.4442857142857" calcext:value-type="float">
            <text:p>90.4442857143</text:p>
          </table:table-cell>
          <table:table-cell table:formula="of:=[.K9]" office:value-type="float" office:value="90.4442857142857" calcext:value-type="float">
            <text:p>90.4442857143</text:p>
          </table:table-cell>
          <table:table-cell table:formula="of:=[.L9]" office:value-type="float" office:value="90.4442857142857" calcext:value-type="float">
            <text:p>90.4442857143</text:p>
          </table:table-cell>
          <table:table-cell table:formula="of:=[.M9]" office:value-type="float" office:value="90.4442857142857" calcext:value-type="float">
            <text:p>90.4442857143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[.P9]" office:value-type="float" office:value="0.895833333333333" calcext:value-type="float">
            <text:p>0.8958333333</text:p>
          </table:table-cell>
          <table:table-cell table:formula="of:=[.Q9]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95833333333333" calcext:value-type="float">
            <text:p>0.8958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/100+[.O9]*0.1+[.P9]*0.1+[.Q9]*0.1+[.R9]*0.1+[.S9]*0.1+[.T9]*0.15+AVERAGE([.U9:.AG9])*0.15" office:value-type="float" office:value="0.869013571428572" calcext:value-type="float">
            <text:p>0.8690135714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table:formula="of:=AVERAGE([.B10:.H10])" office:value-type="float" office:value="92.5471428571428" calcext:value-type="float">
            <text:p>92.5471428571</text:p>
          </table:table-cell>
          <table:table-cell table:formula="of:=[.I10]" office:value-type="float" office:value="92.5471428571428" calcext:value-type="float">
            <text:p>92.5471428571</text:p>
          </table:table-cell>
          <table:table-cell table:formula="of:=[.J10]" office:value-type="float" office:value="92.5471428571428" calcext:value-type="float">
            <text:p>92.5471428571</text:p>
          </table:table-cell>
          <table:table-cell table:formula="of:=[.K10]" office:value-type="float" office:value="92.5471428571428" calcext:value-type="float">
            <text:p>92.5471428571</text:p>
          </table:table-cell>
          <table:table-cell table:formula="of:=[.L10]" office:value-type="float" office:value="92.5471428571428" calcext:value-type="float">
            <text:p>92.5471428571</text:p>
          </table:table-cell>
          <table:table-cell table:formula="of:=[.M10]" office:value-type="float" office:value="92.5471428571428" calcext:value-type="float">
            <text:p>92.5471428571</text:p>
          </table:table-cell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[.P10]" office:value-type="float" office:value="0.916666666666667" calcext:value-type="float">
            <text:p>0.9166666667</text:p>
          </table:table-cell>
          <table:table-cell table:formula="of:=[.Q10]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/100+[.O10]*0.1+[.P10]*0.1+[.Q10]*0.1+[.R10]*0.1+[.S10]*0.1+[.T10]*0.15+AVERAGE([.U10:.AG10])*0.15" office:value-type="float" office:value="0.917594285714286" calcext:value-type="float">
            <text:p>0.9175942857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table:formula="of:=AVERAGE([.B11:.H11])" office:value-type="float" office:value="86.3328571428571" calcext:value-type="float">
            <text:p>86.3328571429</text:p>
          </table:table-cell>
          <table:table-cell table:formula="of:=[.I11]" office:value-type="float" office:value="86.3328571428571" calcext:value-type="float">
            <text:p>86.3328571429</text:p>
          </table:table-cell>
          <table:table-cell table:formula="of:=[.J11]" office:value-type="float" office:value="86.3328571428571" calcext:value-type="float">
            <text:p>86.3328571429</text:p>
          </table:table-cell>
          <table:table-cell table:formula="of:=[.K11]" office:value-type="float" office:value="86.3328571428571" calcext:value-type="float">
            <text:p>86.3328571429</text:p>
          </table:table-cell>
          <table:table-cell table:formula="of:=[.L11]" office:value-type="float" office:value="86.3328571428571" calcext:value-type="float">
            <text:p>86.3328571429</text:p>
          </table:table-cell>
          <table:table-cell table:formula="of:=[.M11]" office:value-type="float" office:value="86.3328571428571" calcext:value-type="float">
            <text:p>86.33285714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[.P11]" office:value-type="float" office:value="0.9375" calcext:value-type="float">
            <text:p>0.9375</text:p>
          </table:table-cell>
          <table:table-cell table:formula="of:=[.Q11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/100+[.O11]*0.1+[.P11]*0.1+[.Q11]*0.1+[.R11]*0.1+[.S11]*0.1+[.T11]*0.15+AVERAGE([.U11:.AG11])*0.15" office:value-type="float" office:value="0.924540714285714" calcext:value-type="float">
            <text:p>0.9245407143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VERAGE([.B12:.H12])" office:value-type="float" office:value="80.93" calcext:value-type="float">
            <text:p>80.93</text:p>
          </table:table-cell>
          <table:table-cell table:formula="of:=[.I12]" office:value-type="float" office:value="80.93" calcext:value-type="float">
            <text:p>80.93</text:p>
          </table:table-cell>
          <table:table-cell table:formula="of:=[.J12]" office:value-type="float" office:value="80.93" calcext:value-type="float">
            <text:p>80.93</text:p>
          </table:table-cell>
          <table:table-cell table:formula="of:=[.K12]" office:value-type="float" office:value="80.93" calcext:value-type="float">
            <text:p>80.93</text:p>
          </table:table-cell>
          <table:table-cell table:formula="of:=[.L12]" office:value-type="float" office:value="80.93" calcext:value-type="float">
            <text:p>80.93</text:p>
          </table:table-cell>
          <table:table-cell table:formula="of:=[.M12]" office:value-type="float" office:value="80.93" calcext:value-type="float">
            <text:p>80.93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[.P12]" office:value-type="float" office:value="0.9375" calcext:value-type="float">
            <text:p>0.9375</text:p>
          </table:table-cell>
          <table:table-cell table:formula="of:=[.Q12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/100+[.O12]*0.1+[.P12]*0.1+[.Q12]*0.1+[.R12]*0.1+[.S12]*0.1+[.T12]*0.15+AVERAGE([.U12:.AG12])*0.15" office:value-type="float" office:value="0.913735" calcext:value-type="float">
            <text:p>0.913735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table:formula="of:=AVERAGE([.B13:.H13])" office:value-type="float" office:value="92.5942857142857" calcext:value-type="float">
            <text:p>92.5942857143</text:p>
          </table:table-cell>
          <table:table-cell table:formula="of:=[.I13]" office:value-type="float" office:value="92.5942857142857" calcext:value-type="float">
            <text:p>92.5942857143</text:p>
          </table:table-cell>
          <table:table-cell table:formula="of:=[.J13]" office:value-type="float" office:value="92.5942857142857" calcext:value-type="float">
            <text:p>92.5942857143</text:p>
          </table:table-cell>
          <table:table-cell table:formula="of:=[.K13]" office:value-type="float" office:value="92.5942857142857" calcext:value-type="float">
            <text:p>92.5942857143</text:p>
          </table:table-cell>
          <table:table-cell table:formula="of:=[.L13]" office:value-type="float" office:value="92.5942857142857" calcext:value-type="float">
            <text:p>92.5942857143</text:p>
          </table:table-cell>
          <table:table-cell table:formula="of:=[.M13]" office:value-type="float" office:value="92.5942857142857" calcext:value-type="float">
            <text:p>92.594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[.P13]" office:value-type="float" office:value="0.958333333333333" calcext:value-type="float">
            <text:p>0.9583333333</text:p>
          </table:table-cell>
          <table:table-cell table:formula="of:=[.Q13]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/100+[.O13]*0.1+[.P13]*0.1+[.Q13]*0.1+[.R13]*0.1+[.S13]*0.1+[.T13]*0.15+AVERAGE([.U13:.AG13])*0.15" office:value-type="float" office:value="0.956438571428572" calcext:value-type="float">
            <text:p>0.9564385714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table:formula="of:=AVERAGE([.B14:.H14])" office:value-type="float" office:value="87.8471428571429" calcext:value-type="float">
            <text:p>87.8471428571</text:p>
          </table:table-cell>
          <table:table-cell table:formula="of:=[.I14]" office:value-type="float" office:value="87.8471428571429" calcext:value-type="float">
            <text:p>87.8471428571</text:p>
          </table:table-cell>
          <table:table-cell table:formula="of:=[.J14]" office:value-type="float" office:value="87.8471428571429" calcext:value-type="float">
            <text:p>87.8471428571</text:p>
          </table:table-cell>
          <table:table-cell table:formula="of:=[.K14]" office:value-type="float" office:value="87.8471428571429" calcext:value-type="float">
            <text:p>87.8471428571</text:p>
          </table:table-cell>
          <table:table-cell table:formula="of:=[.L14]" office:value-type="float" office:value="87.8471428571429" calcext:value-type="float">
            <text:p>87.8471428571</text:p>
          </table:table-cell>
          <table:table-cell table:formula="of:=[.M14]" office:value-type="float" office:value="87.8471428571429" calcext:value-type="float">
            <text:p>87.847142857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[.P14]" office:value-type="float" office:value="0.895833333333333" calcext:value-type="float">
            <text:p>0.8958333333</text:p>
          </table:table-cell>
          <table:table-cell table:formula="of:=[.Q14]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895833333333333" calcext:value-type="float">
            <text:p>0.8958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/100+[.O14]*0.1+[.P14]*0.1+[.Q14]*0.1+[.R14]*0.1+[.S14]*0.1+[.T14]*0.15+AVERAGE([.U14:.AG14])*0.15" office:value-type="float" office:value="0.923819285714286" calcext:value-type="float">
            <text:p>0.923819285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table:formula="of:=AVERAGE([.B15:.H15])" office:value-type="float" office:value="80.0957142857143" calcext:value-type="float">
            <text:p>80.0957142857</text:p>
          </table:table-cell>
          <table:table-cell table:formula="of:=[.I15]" office:value-type="float" office:value="80.0957142857143" calcext:value-type="float">
            <text:p>80.0957142857</text:p>
          </table:table-cell>
          <table:table-cell table:formula="of:=[.J15]" office:value-type="float" office:value="80.0957142857143" calcext:value-type="float">
            <text:p>80.0957142857</text:p>
          </table:table-cell>
          <table:table-cell table:formula="of:=[.K15]" office:value-type="float" office:value="80.0957142857143" calcext:value-type="float">
            <text:p>80.0957142857</text:p>
          </table:table-cell>
          <table:table-cell table:formula="of:=[.L15]" office:value-type="float" office:value="80.0957142857143" calcext:value-type="float">
            <text:p>80.0957142857</text:p>
          </table:table-cell>
          <table:table-cell table:formula="of:=[.M15]" office:value-type="float" office:value="80.0957142857143" calcext:value-type="float">
            <text:p>80.095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[.P15]" office:value-type="float" office:value="0.729166666666667" calcext:value-type="float">
            <text:p>0.7291666667</text:p>
          </table:table-cell>
          <table:table-cell table:formula="of:=[.Q15]" office:value-type="float" office:value="0.729166666666667" calcext:value-type="float">
            <text:p>0.7291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729166666666667" calcext:value-type="float">
            <text:p>0.7291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/100+[.O15]*0.1+[.P15]*0.1+[.Q15]*0.1+[.R15]*0.1+[.S15]*0.1+[.T15]*0.15+AVERAGE([.U15:.AG15])*0.15" office:value-type="float" office:value="0.808316428571429" calcext:value-type="float">
            <text:p>0.808316428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table:formula="of:=AVERAGE([.B16:.H16])" office:value-type="float" office:value="95.38" calcext:value-type="float">
            <text:p>95.38</text:p>
          </table:table-cell>
          <table:table-cell table:formula="of:=[.I16]" office:value-type="float" office:value="95.38" calcext:value-type="float">
            <text:p>95.38</text:p>
          </table:table-cell>
          <table:table-cell table:formula="of:=[.J16]" office:value-type="float" office:value="95.38" calcext:value-type="float">
            <text:p>95.38</text:p>
          </table:table-cell>
          <table:table-cell table:formula="of:=[.K16]" office:value-type="float" office:value="95.38" calcext:value-type="float">
            <text:p>95.38</text:p>
          </table:table-cell>
          <table:table-cell table:formula="of:=[.L16]" office:value-type="float" office:value="95.38" calcext:value-type="float">
            <text:p>95.38</text:p>
          </table:table-cell>
          <table:table-cell table:formula="of:=[.M16]" office:value-type="float" office:value="95.38" calcext:value-type="float">
            <text:p>95.38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[.P16]" office:value-type="float" office:value="0.979166666666667" calcext:value-type="float">
            <text:p>0.9791666667</text:p>
          </table:table-cell>
          <table:table-cell table:formula="of:=[.Q16]" office:value-type="float" office:value="0.979166666666667" calcext:value-type="float">
            <text:p>0.9791666667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979166666666667" calcext:value-type="float">
            <text:p>0.9791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/100+[.O16]*0.1+[.P16]*0.1+[.Q16]*0.1+[.R16]*0.1+[.S16]*0.1+[.T16]*0.15+AVERAGE([.U16:.AG16])*0.15" office:value-type="float" office:value="0.966385" calcext:value-type="float">
            <text:p>0.96638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table:formula="of:=AVERAGE([.B17:.H17])" office:value-type="float" office:value="80.81" calcext:value-type="float">
            <text:p>80.81</text:p>
          </table:table-cell>
          <table:table-cell table:formula="of:=[.I17]" office:value-type="float" office:value="80.81" calcext:value-type="float">
            <text:p>80.81</text:p>
          </table:table-cell>
          <table:table-cell table:formula="of:=[.J17]" office:value-type="float" office:value="80.81" calcext:value-type="float">
            <text:p>80.81</text:p>
          </table:table-cell>
          <table:table-cell table:formula="of:=[.K17]" office:value-type="float" office:value="80.81" calcext:value-type="float">
            <text:p>80.81</text:p>
          </table:table-cell>
          <table:table-cell table:formula="of:=[.L17]" office:value-type="float" office:value="80.81" calcext:value-type="float">
            <text:p>80.81</text:p>
          </table:table-cell>
          <table:table-cell table:formula="of:=[.M17]" office:value-type="float" office:value="80.81" calcext:value-type="float">
            <text:p>80.8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[.P17]" office:value-type="float" office:value="0.916666666666667" calcext:value-type="float">
            <text:p>0.9166666667</text:p>
          </table:table-cell>
          <table:table-cell table:formula="of:=[.Q17]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/100+[.O17]*0.1+[.P17]*0.1+[.Q17]*0.1+[.R17]*0.1+[.S17]*0.1+[.T17]*0.15+AVERAGE([.U17:.AG17])*0.15" office:value-type="float" office:value="0.90412" calcext:value-type="float">
            <text:p>0.90412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VERAGE([.B18:.H18])" office:value-type="float" office:value="74.3414285714286" calcext:value-type="float">
            <text:p>74.3414285714</text:p>
          </table:table-cell>
          <table:table-cell table:formula="of:=[.I18]" office:value-type="float" office:value="74.3414285714286" calcext:value-type="float">
            <text:p>74.3414285714</text:p>
          </table:table-cell>
          <table:table-cell table:formula="of:=[.J18]" office:value-type="float" office:value="74.3414285714286" calcext:value-type="float">
            <text:p>74.3414285714</text:p>
          </table:table-cell>
          <table:table-cell table:formula="of:=[.K18]" office:value-type="float" office:value="74.3414285714286" calcext:value-type="float">
            <text:p>74.3414285714</text:p>
          </table:table-cell>
          <table:table-cell table:formula="of:=[.L18]" office:value-type="float" office:value="74.3414285714286" calcext:value-type="float">
            <text:p>74.3414285714</text:p>
          </table:table-cell>
          <table:table-cell table:formula="of:=[.M18]" office:value-type="float" office:value="74.3414285714286" calcext:value-type="float">
            <text:p>74.341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[.P18]" office:value-type="float" office:value="0.75" calcext:value-type="float">
            <text:p>0.75</text:p>
          </table:table-cell>
          <table:table-cell table:formula="of:=[.Q18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/100+[.O18]*0.1+[.P18]*0.1+[.Q18]*0.1+[.R18]*0.1+[.S18]*0.1+[.T18]*0.15+AVERAGE([.U18:.AG18])*0.15" office:value-type="float" office:value="0.781182857142857" calcext:value-type="float">
            <text:p>0.7811828571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table:formula="of:=AVERAGE([.B19:.H19])" office:value-type="float" office:value="63.9771428571429" calcext:value-type="float">
            <text:p>63.9771428571</text:p>
          </table:table-cell>
          <table:table-cell table:formula="of:=[.I19]" office:value-type="float" office:value="63.9771428571429" calcext:value-type="float">
            <text:p>63.9771428571</text:p>
          </table:table-cell>
          <table:table-cell table:formula="of:=[.J19]" office:value-type="float" office:value="63.9771428571429" calcext:value-type="float">
            <text:p>63.9771428571</text:p>
          </table:table-cell>
          <table:table-cell table:formula="of:=[.K19]" office:value-type="float" office:value="63.9771428571429" calcext:value-type="float">
            <text:p>63.9771428571</text:p>
          </table:table-cell>
          <table:table-cell table:formula="of:=[.L19]" office:value-type="float" office:value="63.9771428571429" calcext:value-type="float">
            <text:p>63.9771428571</text:p>
          </table:table-cell>
          <table:table-cell table:formula="of:=[.M19]" office:value-type="float" office:value="63.9771428571429" calcext:value-type="float">
            <text:p>63.9771428571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[.P19]" office:value-type="float" office:value="0.916666666666667" calcext:value-type="float">
            <text:p>0.9166666667</text:p>
          </table:table-cell>
          <table:table-cell table:formula="of:=[.Q19]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/100+[.O19]*0.1+[.P19]*0.1+[.Q19]*0.1+[.R19]*0.1+[.S19]*0.1+[.T19]*0.15+AVERAGE([.U19:.AG19])*0.15" office:value-type="float" office:value="0.880454285714286" calcext:value-type="float">
            <text:p>0.8804542857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0"/>
        </table:table-row>
        <table:table-row table:style-name="ro1" table:number-rows-repeated="10485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3:32:47.825910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26T14:20:08.620848610</dc:date>
    <meta:editing-duration>PT3H11M30S</meta:editing-duration>
    <meta:editing-cycles>12</meta:editing-cycles>
    <meta:generator>LibreOffice/5.1.6.2$Linux_X86_64 LibreOffice_project/10m0$Build-2</meta:generator>
    <meta:document-statistic meta:table-count="1" meta:cell-count="635" meta:object-count="0"/>
  </office:meta>
</office:document-meta>
</file>